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ev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net_ev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</text:p>
          </table:table-cell>
          <table:table-cell office:value-type="string">
            <text:p>hide_window</text:p>
          </table:table-cell>
          <table:table-cell office:value-type="string">
            <text:p>is_triggered_only</text:p>
          </table:table-cell>
          <table:table-cell office:value-type="string">
            <text:p>fire_only_once</text:p>
          </table:table-cell>
          <table:table-cell office:value-type="string">
            <text:p>immedi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d</text:p>
          </table:table-cell>
          <table:table-cell office:value-type="string">
            <text:p>hide_window</text:p>
          </table:table-cell>
          <table:table-cell office:value-type="string">
            <text:p>is_triggered_only</text:p>
          </table:table-cell>
          <table:table-cell office:value-type="string">
            <text:p>immedi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igg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t_global_flag</text:p>
          </table:table-cell>
          <table:table-cell office:value-type="string">
            <text:p>every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olonizable</text:p>
          </table:table-cell>
          <table:table-cell office:value-type="string">
            <text:p>is_colony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ry_owned_pop</text:p>
          </table:table-cell>
          <table:table-cell office:value-type="string">
            <text:p/>
          </table:table-cell>
          <table:table-cell office:value-type="string">
            <text:p>ex_new_worlds_uninhabitable_planets_spawn_table</text:p>
          </table:table-cell>
          <table:table-cell office:value-type="string">
            <text:p>ex_new_worlds_adjust_uninhabitable_planet_size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roll_deposits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andom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ry_moon</text:p>
          </table:table-cell>
          <table:table-cell office:value-type="string">
            <text:p>planet_ev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vanilla_habitable_planet</text:p>
          </table:table-cell>
          <table:table-cell office:value-type="string">
            <text:p>any_tile</text:p>
          </table:table-cell>
          <table:table-cell office:value-type="string">
            <text:p>any_pop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olonizable</text:p>
          </table:table-cell>
          <table:table-cell office:value-type="string">
            <text:p>limit</text:p>
          </table:table-cell>
          <table:table-cell office:value-type="string">
            <text:p>check_habitability_trait_corresponde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ry_moon</text:p>
          </table:table-cell>
          <table:table-cell office:value-type="string">
            <text:p/>
          </table:table-cell>
          <table:table-cell office:value-type="string">
            <text:p>remove_regular_planet_modifiers</text:p>
          </table:table-cell>
          <table:table-cell office:value-type="string">
            <text:p>wh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ry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_new_worlds_habitable_planets_spawn_table</text:p>
          </table:table-cell>
          <table:table-cell office:value-type="string">
            <text:p>ex_new_worlds_adjust_inhabitable_planet_size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_new_worlds_tile_blocker_spawn_t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tile</text:p>
          </table:table-cell>
          <table:table-cell office:value-type="string">
            <text:p>OCCNUM</text:p>
          </table:table-cell>
          <table:table-cell office:value-type="string">
            <text:p>planet_size</text:p>
          </table:table-cell>
          <table:table-cell office:value-type="string">
            <text:p>count_til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star</text:p>
          </table:table-cell>
          <table:table-cell office:value-type="string">
            <text:p>is_planet_class</text:p>
          </table:table-cell>
          <table:table-cell office:value-type="string">
            <text:p>has_moon</text:p>
          </table:table-cell>
          <table:table-cell office:value-type="string">
            <text:p>solar_system</text:p>
          </table:table-cell>
          <table:table-cell office:value-type="string">
            <text:p/>
          </table:table-cell>
          <table:table-cell office:value-type="string">
            <text:p>is_capital</text:p>
          </table:table-cell>
          <table:table-cell office:value-type="string">
            <text:p>is_homeworld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set_planet_flag</text:p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t_planet_flag</text:p>
          </table:table-cell>
          <table:table-cell office:value-type="string">
            <text:p>OCCNUM</text:p>
          </table:table-cell>
          <table:table-cell office:value-type="string">
            <text:p>id</text:p>
          </table:table-cell>
          <table:table-cell office:value-type="string">
            <text:p>da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pop</text:p>
          </table:table-cell>
          <table:table-cell office:value-type="string">
            <text:p>has_regular_vanilla_habitability_trait</text:p>
          </table:table-cell>
          <table:table-cell office:value-type="string">
            <text:p>any_pop</text:p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regular_vanilla_habitability_tra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moon</text:p>
          </table:table-cell>
          <table:table-cell office:value-type="string">
            <text:p>any_moon</text:p>
          </table:table-cell>
          <table:table-cell office:value-type="string">
            <text:p>has_regular_vanilla_planet_modifier</text:p>
          </table:table-cell>
          <table:table-cell office:value-type="string">
            <text:p>NOT</text:p>
          </table:table-cell>
          <table:table-cell office:value-type="string">
            <text:p>limit</text:p>
          </table:table-cell>
          <table:table-cell office:value-type="string">
            <text:p>set_planet_flag</text:p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planet_modifier_spawn_table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andom_list</text:p>
          </table:table-cell>
          <table:table-cell office:value-type="string">
            <text:p/>
          </table:table-cell>
          <table:table-cell office:value-type="string">
            <text:p>every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_change_habitability_trait_correspondence</text:p>
          </table:table-cell>
          <table:table-cell office:value-type="string">
            <text:p>random_p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_regular_planet_modifiers</text:p>
          </table:table-cell>
          <table:table-cell office:value-type="string">
            <text:p>wh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roll_deposits</text:p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orbital_tile</text:p>
          </table:table-cell>
          <table:table-cell office:value-type="string">
            <text:p>has_building</text:p>
          </table:table-cell>
          <table:table-cell office:value-type="string">
            <text:p>has_p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lock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>coun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arting_system</text:p>
          </table:table-cell>
          <table:table-cell office:value-type="string">
            <text:p>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ar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presapient_pop</text:p>
          </table:table-cell>
          <table:table-cell office:value-type="string">
            <text:p>exists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planet_class</text:p>
          </table:table-cell>
          <table:table-cell office:value-type="string">
            <text:p>planetary_diversity_habitable_planet</text:p>
          </table:table-cell>
          <table:table-cell office:value-type="string">
            <text:p>new_worlds_habitable_planet</text:p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>any_tile</text:p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eck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is_orbital_tile</text:p>
          </table:table-cell>
          <table:table-cell office:value-type="string">
            <text:p>has_building</text:p>
          </table:table-cell>
          <table:table-cell office:value-type="string">
            <text:p>has_pop</text:p>
          </table:table-cell>
          <table:table-cell office:value-type="string">
            <text:p>40</text:p>
          </table:table-cell>
          <table:table-cell office:value-type="string">
            <text:p>60</text:p>
          </table:table-cell>
          <table:table-cell office:value-type="string">
            <text:p>limit</text:p>
          </table:table-cell>
          <table:table-cell office:value-type="string">
            <text:p>remove_blocker</text:p>
          </table:table-cell>
          <table:table-cell office:value-type="string">
            <text:p>ex_new_worlds_tile_blocker_spawn_table</text:p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_new_worlds_species_change_t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regular_vanilla_planet_modifier</text:p>
          </table:table-cell>
          <table:table-cell office:value-type="string">
            <text:p>is_colonizable</text:p>
          </table:table-cell>
          <table:table-cell office:value-type="string">
            <text:p>is_colony</text:p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planet_modifier_spawn_table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ry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tile</text:p>
          </table:table-cell>
          <table:table-cell office:value-type="string">
            <text:p>OCCNUM</text:p>
          </table:table-cell>
          <table:table-cell office:value-type="string">
            <text:p>planet_size</text:p>
          </table:table-cell>
          <table:table-cell office:value-type="string">
            <text:p>count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locke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star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set_planet_flag</text:p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planet_flag</text:p>
          </table:table-cell>
          <table:table-cell office:value-type="string">
            <text:p/>
          </table:table-cell>
          <table:table-cell office:value-type="string">
            <text:p>has_blocker</text:p>
          </table:table-cell>
          <table:table-cell office:value-type="string">
            <text:p>has_planet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_new_worlds_tile_blocker_spawn_table</text:p>
          </table:table-cell>
          <table:table-cell office:value-type="string">
            <text:p/>
          </table:table-cell>
          <table:table-cell office:value-type="string">
            <text:p>has_regular_vanilla_block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tile</text:p>
          </table:table-cell>
          <table:table-cell office:value-type="string">
            <text:p/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pop</text:p>
          </table:table-cell>
          <table:table-cell office:value-type="string">
            <text:p>has_pop</text:p>
          </table:table-cell>
          <table:table-cell office:value-type="string">
            <text:p>pop</text:p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eck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ear_deposits</text:p>
          </table:table-cell>
          <table:table-cell office:value-type="string">
            <text:p>ex_new_worlds_planetary_resource_spawn_table</text:p>
          </table:table-cell>
          <table:table-cell office:value-type="string">
            <text:p/>
          </table:table-cell>
          <table:table-cell office:value-type="string">
            <text:p>has_block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ar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ountry_type</text:p>
          </table:table-cell>
          <table:table-cell office:value-type="string">
            <text:p>is_colony</text:p>
          </table:table-cell>
          <table:table-cell office:value-type="string">
            <text:p>any_p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pop</text:p>
          </table:table-cell>
          <table:table-cell office:value-type="string">
            <text:p>pop</text:p>
          </table:table-cell>
          <table:table-cell office:value-type="string">
            <text:p>has_owner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sts</text:p>
          </table:table-cell>
          <table:table-cell office:value-type="string">
            <text:p>owner</text:p>
          </table:table-cell>
          <table:table-cell office:value-type="string">
            <text:p>is_presapient_pop</text:p>
          </table:table-cell>
          <table:table-cell office:value-type="string">
            <text:p/>
          </table:table-cell>
          <table:table-cell office:value-type="string">
            <text:p>has_regular_vanilla_habitability_trait</text:p>
          </table:table-cell>
          <table:table-cell office:value-type="string">
            <text:p/>
          </table:table-cell>
          <table:table-cell office:value-type="string">
            <text:p>is_presapient_pop</text:p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orbital_tile</text:p>
          </table:table-cell>
          <table:table-cell office:value-type="string">
            <text:p>has_deposit</text:p>
          </table:table-cell>
          <table:table-cell office:value-type="string">
            <text:p>has_regular_vanilla_deposit</text:p>
          </table:table-cell>
          <table:table-cell office:value-type="string">
            <text:p>has_build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lock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>has_planet_flag</text:p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set_planet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regular_vanilla_habitability_trait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presapient_pop</text:p>
          </table:table-cell>
          <table:table-cell office:value-type="string">
            <text:p/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>is_country_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sts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same_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ar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subspecies</text:p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olony</text:p>
          </table:table-cell>
          <table:table-cell office:value-type="string">
            <text:p>any_p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ountry_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ountry_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>has_planet_flag</text:p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peci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regular_vanilla_habitability_trait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same_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same_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>is_subspeci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>has_planet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peci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same_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same_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x_spawn_engine_0.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ew_worlds_active</text:p>
          </table:table-cell>
          <table:table-cell office:value-type="string">
            <text:p>OCC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is</text:p>
          </table:table-cell>
          <table:table-cell office:value-type="string">
            <text:p>system_star_1</text:p>
          </table:table-cell>
          <table:table-cell office:value-type="string">
            <text:p>system_star_1</text:p>
          </table:table-cell>
          <table:table-cell office:value-type="string">
            <text:p>this</text:p>
          </table:table-cell>
          <table:table-cell office:value-type="string">
            <text:p>system_star_2</text:p>
          </table:table-cell>
          <table:table-cell office:value-type="string">
            <text:p>system_star_2</text:p>
          </table:table-cell>
          <table:table-cell office:value-type="string">
            <text:p>this</text:p>
          </table:table-cell>
          <table:table-cell office:value-type="string">
            <text:p>system_star_3</text:p>
          </table:table-cell>
          <table:table-cell office:value-type="string">
            <text:p>system_star_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pc_gas_giant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as_giant_mo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sol_system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ex_spawn_engine_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x_spawn_engine_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neb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x_spawn_engine_0.3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ustom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loating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ystal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_spawn_engine_0.1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owner</text:p>
          </table:table-cell>
          <table:table-cell office:value-type="string">
            <text:p>primitive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owner.speci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OCC0-0</text:p>
          </table:table-cell>
          <table:table-cell office:value-type="string">
            <text:p>pc_gas_gia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gas_giant_mo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as_giant_moon</text:p>
          </table:table-cell>
          <table:table-cell office:value-type="string">
            <text:p>gas_giant_mo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"pm_points"</text:p>
          </table:table-cell>
          <table:table-cell office:value-type="string">
            <text:p>&gt; 0</text:p>
          </table:table-cell>
          <table:table-cell office:value-type="string">
            <text:p>yes</text:p>
          </table:table-cell>
          <table:table-cell office:value-type="string">
            <text:p>"pm_points"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>pc_ice_gia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"pm_points"</text:p>
          </table:table-cell>
          <table:table-cell office:value-type="string">
            <text:p>&gt; 0</text:p>
          </table:table-cell>
          <table:table-cell office:value-type="string">
            <text:p>yes</text:p>
          </table:table-cell>
          <table:table-cell office:value-type="string">
            <text:p>"pm_points"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_spawn_engine_0.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owner.species</text:p>
          </table:table-cell>
          <table:table-cell office:value-type="string">
            <text:p>yes</text:p>
          </table:table-cell>
          <table:table-cell office:value-type="string">
            <text:p>primi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>primitive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owner</text:p>
          </table:table-cell>
          <table:table-cell office:value-type="string">
            <text:p>primitive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_spawn_engine_0.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&gt; 19</text:p>
          </table:table-cell>
          <table:table-cell office:value-type="string">
            <text:p>yes</text:p>
          </table:table-cell>
          <table:table-cell office:value-type="string">
            <text:p>&lt; 6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OCC0</text:p>
          </table:table-cell>
          <table:table-cell office:value-type="string">
            <text:p>&gt; 19</text:p>
          </table:table-cell>
          <table:table-cell office:value-type="string">
            <text:p>yes</text:p>
          </table:table-cell>
          <table:table-cell office:value-type="string">
            <text:p>&lt; 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&gt; 15</text:p>
          </table:table-cell>
          <table:table-cell office:value-type="string">
            <text:p>yes</text:p>
          </table:table-cell>
          <table:table-cell office:value-type="string">
            <text:p>&lt; 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&gt; 15</text:p>
          </table:table-cell>
          <table:table-cell office:value-type="string">
            <text:p>yes</text:p>
          </table:table-cell>
          <table:table-cell office:value-type="string">
            <text:p>&lt; 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>&lt; 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>&lt; 19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&gt; 10</text:p>
          </table:table-cell>
          <table:table-cell office:value-type="string">
            <text:p>yes</text:p>
          </table:table-cell>
          <table:table-cell office:value-type="string">
            <text:p>&lt; 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&gt; 10</text:p>
          </table:table-cell>
          <table:table-cell office:value-type="string">
            <text:p>yes</text:p>
          </table:table-cell>
          <table:table-cell office:value-type="string">
            <text:p>&lt; 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>&lt; 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>&lt; 1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&lt; 11</text:p>
          </table:table-cell>
          <table:table-cell office:value-type="string">
            <text:p>yes</text:p>
          </table:table-cell>
          <table:table-cell office:value-type="string">
            <text:p>&lt;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&lt; 11</text:p>
          </table:table-cell>
          <table:table-cell office:value-type="string">
            <text:p>yes</text:p>
          </table:table-cell>
          <table:table-cell office:value-type="string">
            <text:p>&lt; 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